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Versions/Version1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VersionList.xml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 style:font-pitch="variable"/>
    <style:font-face style:name="Aptos Narrow1" svg:font-family="'Aptos Narrow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38cm"/>
    </style:style>
    <style:style style:name="co2" style:family="table-column">
      <style:table-column-properties fo:break-before="auto" style:column-width="4.486cm"/>
    </style:style>
    <style:style style:name="co3" style:family="table-column">
      <style:table-column-properties fo:break-before="auto" style:column-width="5.447cm"/>
    </style:style>
    <style:style style:name="co4" style:family="table-column">
      <style:table-column-properties fo:break-before="auto" style:column-width="24.289cm"/>
    </style:style>
    <style:style style:name="co5" style:family="table-column">
      <style:table-column-properties fo:break-before="auto" style:column-width="9.749cm"/>
    </style:style>
    <style:style style:name="co6" style:family="table-column">
      <style:table-column-properties fo:break-before="auto" style:column-width="13.328cm"/>
    </style:style>
    <style:style style:name="co7" style:family="table-column">
      <style:table-column-properties fo:break-before="auto" style:column-width="13.80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723cm" fo:break-before="auto" style:use-optimal-row-height="true"/>
    </style:style>
    <style:style style:name="ro3" style:family="table-row">
      <style:table-row-properties style:row-height="1.388cm" fo:break-before="auto" style:use-optimal-row-height="true"/>
    </style:style>
    <style:style style:name="ro4" style:family="table-row">
      <style:table-row-properties style:row-height="0.963cm" fo:break-before="auto" style:use-optimal-row-height="true"/>
    </style:style>
    <style:style style:name="ro5" style:family="table-row">
      <style:table-row-properties style:row-height="2.9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="0.74pt solid #000000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c9211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  <style:text-properties fo:color="#000000" style:font-name="Aptos Narrow1" fo:font-size="11pt" fo:language="none" fo:country="none" style:font-name-asian="Aptos Narrow1" style:font-size-asian="11pt" style:language-asian="none" style:country-asian="none" style:font-name-complex="Aptos Narrow1" style:font-size-complex="11pt" style:language-complex="none" style:country-complex="none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  <style:text-properties fo:color="#000000" style:font-name="Aptos Narrow1" fo:language="none" fo:country="none" style:font-name-asian="Aptos Narrow1" style:language-asian="none" style:country-asian="none" style:font-name-complex="Aptos Narrow1" style:language-complex="none" style:country-complex="none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color="#000000" style:font-name="Arial" fo:font-size="10pt" fo:language="none" fo:country="none" style:font-name-asian="Aptos Narrow1" style:font-size-asian="10pt" style:language-asian="none" style:country-asian="none" style:font-name-complex="Aptos Narrow1" style:font-size-complex="10pt" style:language-complex="none" style:country-complex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ff0000"/>
    </style:style>
    <style:style style:name="ce32" style:family="table-cell" style:parent-style-name="Default">
      <style:table-cell-properties fo:border-bottom="none" fo:border-left="0.74pt solid #000000" fo:border-right="none" fo:border-top="0.74pt solid #000000"/>
      <style:text-properties fo:color="#ff0000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color="#ff0000" style:font-name="Arial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ff0000"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Arial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000000" fo:border-left="none" fo:border-right="none" fo:border-top="0.74pt solid #000000"/>
      <style:text-properties fo:color="#c9211e" fo:font-weight="bold" style:font-weight-asian="bold" style:font-weight-complex="bold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cm"/>
    </style:style>
    <style:style style:name="ce61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4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start" fo:margin-left="0cm"/>
    </style:style>
    <style:style style:name="ce53" style:family="table-cell" style:parent-style-name="Default">
      <style:table-cell-properties fo:border-bottom="none" fo:wrap-option="no-wrap" fo:border-left="0.74pt solid #000000" fo:border-right="0.74pt solid #000000" fo:border-top="none" style:vertical-align="automatic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8" style:family="table-cell" style:parent-style-name="Default">
      <style:table-cell-properties fo:border-bottom="none" fo:border-left="none" fo:border-right="0.74pt solid #000000" fo:border-top="none"/>
    </style:style>
    <style:style style:name="ce56" style:family="table-cell" style:parent-style-name="Default">
      <style:text-properties style:font-name="Arial" fo:font-size="10pt" style:font-size-asian="10pt" style:font-size-complex="10pt"/>
    </style:style>
    <style:style style:name="T1" style:family="text">
      <style:text-properties fo:color="#2a60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2a6099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bf00"/>
    </style:style>
    <style:style style:name="T8" style:family="text">
      <style:text-properties fo:color="#ff0000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color="#ffbf00"/>
    </style:style>
    <style:style style:name="T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color="#2a6099"/>
    </style:style>
    <style:style style:name="T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size="10pt" style:font-size-asian="10pt" style:font-size-complex="10pt" fo:color="#ff0000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rial" fo:font-size="10pt" style:font-size-asian="10pt" style:font-size-complex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color="#ffbf00"/>
    </style:style>
    <style:style style:name="T17" style:family="text">
      <style:text-properties style:font-name="Arial" fo:font-size="10pt" style:font-size-asian="10pt" style:font-size-complex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8" style:family="text">
      <style:text-properties style:font-name="Arial" fo:font-size="10pt" style:font-size-asian="10pt" style:font-size-complex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color="#2a6099"/>
    </style:style>
    <style:style style:name="T19" style:family="text">
      <style:text-properties fo:color="#ff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color="#000000"/>
    </style:style>
    <style:style style:name="T2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</office:automatic-styles>
  <office:body>
    <office:spreadsheet>
      <table:calculation-settings table:automatic-find-labels="false" table:use-regular-expressions="false" table:use-wildcards="true"/>
      <table:table table:name="Indicateur_184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17" office:value-type="string" calcext:value-type="string">
            <text:p>Champ</text:p>
          </table:table-cell>
          <table:table-cell table:style-name="ce8" office:value-type="string" calcext:value-type="string">
            <text:p>Exemple</text:p>
          </table:table-cell>
          <table:table-cell table:style-name="ce17" office:value-type="string" calcext:value-type="string">
            <text:p>Classe</text:p>
          </table:table-cell>
          <table:table-cell table:style-name="ce17" office:value-type="string" calcext:value-type="string">
            <text:p>Chemins</text:p>
          </table:table-cell>
          <table:table-cell table:style-name="ce25" office:value-type="string" calcext:value-type="string">
            <text:p>Commentaire</text:p>
          </table:table-cell>
          <table:table-cell table:style-name="ce27"/>
          <table:table-cell table:number-columns-repeated="16377"/>
        </table:table-row>
        <table:table-row table:style-name="ro1">
          <table:table-cell table:style-name="ce2" office:value-type="string" calcext:value-type="string">
            <text:p>identifiant</text:p>
          </table:table-cell>
          <table:table-cell table:style-name="ce12" office:value-type="float" office:value="4" calcext:value-type="float">
            <text:p>4</text:p>
          </table:table-cell>
          <table:table-cell table:style-name="ce30" office:value-type="string" calcext:value-type="string">
            <text:p>/</text:p>
          </table:table-cell>
          <table:table-cell table:style-name="ce33" office:value-type="string" calcext:value-type="string">
            <text:p>/</text:p>
          </table:table-cell>
          <table:table-cell table:style-name="ce43" office:value-type="string" calcext:value-type="string">
            <text:p>Ignorer pour l’instant</text:p>
          </table:table-cell>
          <table:table-cell table:style-name="ce27"/>
          <table:table-cell table:number-columns-repeated="16377"/>
        </table:table-row>
        <table:table-row table:style-name="ro2">
          <table:table-cell table:style-name="ce2" office:value-type="string" calcext:value-type="string">
            <text:p>nom</text:p>
          </table:table-cell>
          <table:table-cell table:style-name="ce15" office:value-type="string" calcext:value-type="string">
            <text:p>ARMAND</text:p>
          </table:table-cell>
          <table:table-cell table:style-name="ce31" office:value-type="string" calcext:value-type="string">
            <text:p>E62 String</text:p>
          </table:table-cell>
          <table:table-cell table:style-name="ce42" office:value-type="string" calcext:value-type="string">
            <text:p><text:span text:style-name="T1">C38 Person Appellation in a Language </text:span><text:span text:style-name="T2">→ sdh:P13 refers to name → </text:span><text:span text:style-name="T3">E62 String</text:span></text:p>
            <text:p><text:span text:style-name="T4">----- </text:span><text:span text:style-name="T5">C38</text:span><text:span text:style-name="T3"> </text:span><text:span text:style-name="T6">→ sdh:P11 is appellation for langage of → E21 Person</text:span></text:p>
            <text:p><text:span text:style-name="T4">----- </text:span><text:span text:style-name="T5">C38</text:span><text:span text:style-name="T6"> → crm:P14 has appellation for langage type → C39 Person</text:span><text:span text:style-name="T2"> Appellation in a Language type (« Nom de famille »</text:span><text:span text:style-name="T6">)</text:span></text:p>
            <text:p><text:span text:style-name="T4">----- </text:span><text:span text:style-name="T5">C38</text:span><text:span text:style-name="T6"> → crm:P12 used in language → E56 Language</text:span><text:span text:style-name="T2"> (« Français »</text:span><text:span text:style-name="T6">)</text:span></text:p>
          </table:table-cell>
          <table:table-cell table:style-name="ce43"/>
          <table:table-cell table:style-name="ce27"/>
          <table:table-cell table:number-columns-repeated="16377"/>
        </table:table-row>
        <table:table-row table:style-name="ro2">
          <table:table-cell table:style-name="ce2" office:value-type="string" calcext:value-type="string">
            <text:p>prenom</text:p>
          </table:table-cell>
          <table:table-cell table:style-name="ce23" office:value-type="string" calcext:value-type="string">
            <text:p>Jean</text:p>
          </table:table-cell>
          <table:table-cell table:style-name="ce31" office:value-type="string" calcext:value-type="string">
            <text:p>E62 String</text:p>
          </table:table-cell>
          <table:table-cell table:style-name="ce42" office:value-type="string" calcext:value-type="string">
            <text:p><text:span text:style-name="T1">C38 Person Appellation in a Language </text:span><text:span text:style-name="T2">→ sdh:P13 refers to name → </text:span><text:span text:style-name="T3">E62 String</text:span></text:p>
            <text:p><text:span text:style-name="T4">----- </text:span><text:span text:style-name="T5">C38</text:span><text:span text:style-name="T3"> </text:span><text:span text:style-name="T6">→ sdh:P11 is appellation for langage of → E21 Person</text:span></text:p>
            <text:p><text:span text:style-name="T4">----- </text:span><text:span text:style-name="T5">C38</text:span><text:span text:style-name="T6"> → crm:P14 has appellation for langage type → C39 Person</text:span><text:span text:style-name="T2"> Appellation in a Language type (« Prénom »</text:span><text:span text:style-name="T6">)</text:span></text:p>
            <text:p><text:span text:style-name="T4">----- </text:span><text:span text:style-name="T5">C38</text:span><text:span text:style-name="T6"> → crm:P12 used in language → E56 Language</text:span><text:span text:style-name="T2"> (« Français »</text:span><text:span text:style-name="T6">)</text:span></text:p>
          </table:table-cell>
          <table:table-cell table:style-name="ce43"/>
          <table:table-cell table:style-name="ce27"/>
          <table:table-cell table:number-columns-repeated="16377"/>
        </table:table-row>
        <table:table-row table:style-name="ro1">
          <table:table-cell table:style-name="ce6" office:value-type="string" calcext:value-type="string">
            <text:p>genre</text:p>
          </table:table-cell>
          <table:table-cell table:style-name="ce26" office:value-type="string" calcext:value-type="string">
            <text:p>h</text:p>
          </table:table-cell>
          <table:table-cell table:style-name="ce32" office:value-type="string" calcext:value-type="string">
            <text:p>C11 Gender</text:p>
          </table:table-cell>
          <table:table-cell table:style-name="ce45" office:value-type="string" calcext:value-type="string">
            <text:p><text:span text:style-name="T4">E21 Person</text:span><text:span text:style-name="T3"> </text:span><text:span text:style-name="T2">→ sdh-so:P23 has gender → </text:span><text:span text:style-name="T3">C11 Gender</text:span><text:span text:style-name="T7"> </text:span><text:span text:style-name="T2">(« Genre »)</text:span></text:p>
          </table:table-cell>
          <table:table-cell table:style-name="ce61"/>
          <table:table-cell table:style-name="ce28"/>
          <table:table-cell table:number-columns-repeated="16377"/>
        </table:table-row>
        <table:table-row table:style-name="ro3">
          <table:table-cell table:style-name="ce2" office:value-type="string" calcext:value-type="string">
            <text:p>activite</text:p>
          </table:table-cell>
          <table:table-cell table:style-name="ce24" office:value-type="string" calcext:value-type="string">
            <text:p>chef d’atelier</text:p>
          </table:table-cell>
          <table:table-cell table:style-name="ce34" office:value-type="string" calcext:value-type="string">
            <text:p>C8 Occupation (temporal entity)</text:p>
          </table:table-cell>
          <table:table-cell table:style-name="ce42" office:value-type="string" calcext:value-type="string">
            <text:p><text:span text:style-name="T8">C8 Occupation (temporal entity)</text:span><text:span text:style-name="T9"> </text:span><text:span text:style-name="T10">→ sdh-so:P5 is about → </text:span><text:span text:style-name="T11">C7 Occupation</text:span><text:span text:style-name="T9"> </text:span><text:span text:style-name="T10">(« Activité professionnelle »)</text:span></text:p>
            <text:p><text:span text:style-name="T12">----- </text:span><text:span text:style-name="T13">C8</text:span><text:span text:style-name="T9"> </text:span><text:span text:style-name="T10">→ sdh-so:P4 is occupation of → E21 Person</text:span></text:p>
            <text:p><text:span text:style-name="T14">----- </text:span><text:span text:style-name="T13">C8</text:span><text:span text:style-name="T9"> </text:span><text:span text:style-name="T10">→ crm:P4 has time-span → E52 Time-Span (« 1843 »)</text:span></text:p>
          </table:table-cell>
          <table:table-cell table:style-name="ce44"/>
          <table:table-cell table:style-name="ce27"/>
          <table:table-cell table:number-columns-repeated="16377"/>
        </table:table-row>
        <table:table-row table:style-name="ro4">
          <table:table-cell table:style-name="ce2" office:value-type="string" calcext:value-type="string">
            <text:p>specialite1</text:p>
          </table:table-cell>
          <table:table-cell table:style-name="ce24" office:value-type="string" calcext:value-type="string">
            <text:p>ornem.</text:p>
          </table:table-cell>
          <table:table-cell table:style-name="ce34" office:value-type="string" calcext:value-type="string">
            <text:p>C29 Know-How</text:p>
          </table:table-cell>
          <table:table-cell table:style-name="ce42" office:value-type="string" calcext:value-type="string">
            <text:p><text:span text:style-name="T15">C29 Know-How</text:span><text:span text:style-name="T16"> </text:span><text:span text:style-name="T17">→ sdh:P37 is concerned by → </text:span><text:span text:style-name="T18">C21 Skill</text:span></text:p>
            <text:p><text:span text:style-name="T17">----- </text:span><text:span text:style-name="T18">C21</text:span><text:span text:style-name="T17"> → sdh:P38 is skill of → E21 Person</text:span></text:p>
          </table:table-cell>
          <table:table-cell table:style-name="ce44"/>
          <table:table-cell table:style-name="ce27"/>
          <table:table-cell table:number-columns-repeated="16377"/>
        </table:table-row>
        <table:table-row table:style-name="ro4">
          <table:table-cell table:style-name="ce2" office:value-type="string" calcext:value-type="string">
            <text:p>specialite2</text:p>
          </table:table-cell>
          <table:table-cell table:style-name="ce24" office:value-type="string" calcext:value-type="string">
            <text:p>ornem.</text:p>
          </table:table-cell>
          <table:table-cell table:style-name="ce34" office:value-type="string" calcext:value-type="string">
            <text:p>C29 Know-How</text:p>
          </table:table-cell>
          <table:table-cell table:style-name="ce42" office:value-type="string" calcext:value-type="string">
            <text:p><text:span text:style-name="T15">C29 Know-How</text:span><text:span text:style-name="T16"> </text:span><text:span text:style-name="T17">→ sdh:P37 is concerned by → </text:span><text:span text:style-name="T18">C21 Skill</text:span></text:p>
            <text:p><text:span text:style-name="T17">----- </text:span><text:span text:style-name="T18">C21</text:span><text:span text:style-name="T17"> → sdh:P38 is skill of → E21 Person</text:span></text:p>
          </table:table-cell>
          <table:table-cell table:style-name="ce44"/>
          <table:table-cell table:style-name="ce27"/>
          <table:table-cell table:number-columns-repeated="16377"/>
        </table:table-row>
        <table:table-row table:style-name="ro4">
          <table:table-cell table:style-name="ce2" office:value-type="string" calcext:value-type="string">
            <text:p>specialite3</text:p>
          </table:table-cell>
          <table:table-cell table:style-name="ce24" office:value-type="string" calcext:value-type="string">
            <text:p>ornem.</text:p>
          </table:table-cell>
          <table:table-cell table:style-name="ce34" office:value-type="string" calcext:value-type="string">
            <text:p>C29 Know-How</text:p>
          </table:table-cell>
          <table:table-cell table:style-name="ce42" office:value-type="string" calcext:value-type="string">
            <text:p><text:span text:style-name="T15">C29 Know-How</text:span><text:span text:style-name="T16"> </text:span><text:span text:style-name="T17">→ sdh:P37 is concerned by → </text:span><text:span text:style-name="T18">C21 Skill</text:span></text:p>
            <text:p><text:span text:style-name="T17">----- </text:span><text:span text:style-name="T18">C21</text:span><text:span text:style-name="T17"> → sdh:P38 is skill of → E21 Person</text:span></text:p>
          </table:table-cell>
          <table:table-cell table:style-name="ce44"/>
          <table:table-cell table:style-name="ce27"/>
          <table:table-cell table:number-columns-repeated="16377"/>
        </table:table-row>
        <table:table-row table:style-name="ro4">
          <table:table-cell table:style-name="ce2" office:value-type="string" calcext:value-type="string">
            <text:p>specialite4</text:p>
          </table:table-cell>
          <table:table-cell table:style-name="ce24" office:value-type="string" calcext:value-type="string">
            <text:p>ornem.</text:p>
          </table:table-cell>
          <table:table-cell table:style-name="ce34" office:value-type="string" calcext:value-type="string">
            <text:p>C29 Know-How</text:p>
          </table:table-cell>
          <table:table-cell table:style-name="ce42" office:value-type="string" calcext:value-type="string">
            <text:p><text:span text:style-name="T15">C29 Know-How</text:span><text:span text:style-name="T16"> </text:span><text:span text:style-name="T17">→ sdh:P37 is concerned by → </text:span><text:span text:style-name="T18">C21 Skill</text:span></text:p>
            <text:p><text:span text:style-name="T17">----- </text:span><text:span text:style-name="T18">C21</text:span><text:span text:style-name="T17"> → sdh:P38 is skill of → E21 Person</text:span></text:p>
          </table:table-cell>
          <table:table-cell table:style-name="ce44"/>
          <table:table-cell table:style-name="ce27"/>
          <table:table-cell table:number-columns-repeated="16377"/>
        </table:table-row>
        <table:table-row table:style-name="ro5">
          <table:table-cell table:style-name="ce2" office:value-type="string" calcext:value-type="string">
            <text:p>observations</text:p>
          </table:table-cell>
          <table:table-cell table:style-name="ce23" office:value-type="string" calcext:value-type="string">
            <text:p>père et fils</text:p>
          </table:table-cell>
          <table:table-cell table:style-name="ce31" office:value-type="string" calcext:value-type="string">
            <text:p>C6 Expression fragment</text:p>
          </table:table-cell>
          <table:table-cell table:style-name="ce46" office:value-type="string" calcext:value-type="string">
            <text:p><text:span text:style-name="T19">C6 Expression fragment</text:span> → sdh-int:P5 has expr<text:span text:style-name="T20">ession portion type → C3 Expression Portion Type (« Cellule »)</text:span></text:p>
            <text:p><text:span text:style-name="T19">C6</text:span><text:span text:style-name="T2"> → crm:P102 has title -&gt; E35 Title (« Observations »)</text:span></text:p>
            <text:p><text:span text:style-name="T19">C6</text:span><text:span text:style-name="T2"> → sdh-int:P4 is part of → </text:span><text:span text:style-name="T5">F2 Expression</text:span></text:p>
            <text:p><text:span text:style-name="T4">----- </text:span><text:span text:style-name="T5">F2</text:span><text:span text:style-name="T21"> </text:span><text:span text:style-name="T2">→ crm:P102 has title -&gt; E35 Title (#Le titre original du registre [voir source])</text:span></text:p>
            <text:p><text:span text:style-name="T4">----- </text:span><text:span text:style-name="T5">F2</text:span><text:span text:style-name="T21"> </text:span><text:span text:style-name="T2">→ crm-sup:P4 has expression type → C6 Expression Type (« Registre de recensements »)</text:span></text:p>
            <text:p><text:span text:style-name="T4">----- </text:span><text:span text:style-name="T5">F2</text:span><text:span text:style-name="T2"> → crm:P128 is carried by → E22 Man-Made Object</text:span></text:p>
            <text:p><text:span text:style-name="T4">----- </text:span><text:span text:style-name="T5">F2</text:span><text:span text:style-name="T2"> → crm:P129 is about → E21 Person</text:span></text:p>
          </table:table-cell>
          <table:table-cell table:style-name="ce44"/>
          <table:table-cell table:style-name="ce27"/>
          <table:table-cell table:number-columns-repeated="16377"/>
        </table:table-row>
        <table:table-row table:style-name="ro4">
          <table:table-cell table:style-name="ce5" office:value-type="string" calcext:value-type="string">
            <text:p>type_voie</text:p>
          </table:table-cell>
          <table:table-cell table:style-name="ce18" office:value-type="string" calcext:value-type="string">
            <text:p>avenue</text:p>
          </table:table-cell>
          <table:table-cell table:style-name="ce37" office:value-type="string" calcext:value-type="string">
            <text:p>E41 Appellation</text:p>
          </table:table-cell>
          <table:table-cell table:style-name="ce47" office:value-type="string" calcext:value-type="string">
            <text:p><text:span text:style-name="T19">E41 Appellation</text:span><text:span text:style-name="T2"> (« Type de voie ») → crm:P106 forms part of → </text:span><text:span text:style-name="T5">E41 Appellation</text:span><text:span text:style-name="T2"> (Adresse)</text:span></text:p>
            <text:p><text:span text:style-name="T4">----- </text:span><text:span text:style-name="T5">E41</text:span><text:span text:style-name="T2"> → crm:P1 identifies → E45 Address</text:span></text:p>
          </table:table-cell>
          <table:table-cell table:style-name="ce53"/>
          <table:table-cell table:style-name="ce56" table:number-columns-repeated="16378"/>
        </table:table-row>
        <table:table-row table:style-name="ro4">
          <table:table-cell table:style-name="ce5" office:value-type="string" calcext:value-type="string">
            <text:p>nom_voie</text:p>
          </table:table-cell>
          <table:table-cell table:style-name="ce18" office:value-type="string" calcext:value-type="string">
            <text:p>de Saxe</text:p>
          </table:table-cell>
          <table:table-cell table:style-name="ce37" office:value-type="string" calcext:value-type="string">
            <text:p>E41 Appellation</text:p>
          </table:table-cell>
          <table:table-cell table:style-name="ce47" office:value-type="string" calcext:value-type="string">
            <text:p><text:span text:style-name="T19">E41 Appellation</text:span><text:span text:style-name="T2"> (« Nom de voie ») → crm:P106 forms part of → </text:span><text:span text:style-name="T5">E41 Appellation</text:span><text:span text:style-name="T2"> (Adresse)</text:span></text:p>
            <text:p><text:span text:style-name="T4">----- </text:span><text:span text:style-name="T5">E41</text:span><text:span text:style-name="T2"> → crm:P1 identifies → E45 Address</text:span></text:p>
          </table:table-cell>
          <table:table-cell table:style-name="ce33"/>
          <table:table-cell table:style-name="ce56" table:number-columns-repeated="16378"/>
        </table:table-row>
        <table:table-row table:style-name="ro4">
          <table:table-cell table:style-name="ce5" office:value-type="string" calcext:value-type="string">
            <text:p>numero</text:p>
          </table:table-cell>
          <table:table-cell table:style-name="ce18" office:value-type="float" office:value="4" calcext:value-type="float">
            <text:p>4</text:p>
          </table:table-cell>
          <table:table-cell table:style-name="ce37" office:value-type="string" calcext:value-type="string">
            <text:p>E41 Appellation</text:p>
          </table:table-cell>
          <table:table-cell table:style-name="ce47" office:value-type="string" calcext:value-type="string">
            <text:p><text:span text:style-name="T19">E41 Appellation</text:span><text:span text:style-name="T2"> (« Numéro d’adresse ») → crm:P106 forms part of → </text:span><text:span text:style-name="T5">E41 Appellation</text:span><text:span text:style-name="T2"> (Adresse)</text:span></text:p>
            <text:p><text:span text:style-name="T4">-----</text:span><text:span text:style-name="T7"> C11 Appellation in a Language</text:span><text:span text:style-name="T2"> → sdh:P13 refers to name → </text:span><text:span text:style-name="T5">E41</text:span><text:span text:style-name="T2"> (Adresse)</text:span></text:p>
          </table:table-cell>
          <table:table-cell table:style-name="ce33"/>
          <table:table-cell table:style-name="ce56" table:number-columns-repeated="16378"/>
        </table:table-row>
        <table:table-row table:style-name="ro1" table:number-rows-repeated="4">
          <table:table-cell/>
          <table:table-cell table:style-name="Default"/>
          <table:table-cell table:number-columns-repeated="16381"/>
        </table:table-row>
        <table:table-row table:style-name="ro1" table:number-rows-repeated="1048557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 style:font-pitch="variable"/>
    <style:font-face style:name="Aptos Narrow1" svg:font-family="'Aptos Narrow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</number:text>
      <number:fill-character> </number:fill-character>
      <number:text>-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1P0"/>
    </number:currency-style>
    <number:number-style style:name="N142">
      <number:fraction number:min-integer-digits="0" number:min-numerator-digits="1" loext:max-numerator-digits="1" number:min-denominator-digits="1" number:max-denominator-value="9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fo:color="#000000" style:font-name="Aptos Narrow" fo:font-family="'Aptos Narrow'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 style:data-style-name="N2" text:time-value="17:50:51.5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censement_5f_croix_5f_rousse1851202" style:display-name="PageStyle_recensement_croix_rousse185120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censement_5f_croix_5f_rousse1851202_20_1" style:display-name="PageStyle_recensement_croix_rousse1851202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1843_5f_indicateur_5f_edit" style:display-name="PageStyle_1843_indicateur_edi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4-06-20T18:11:16.405000000</dc:date>
    <meta:editing-duration>P2DT2H23M34S</meta:editing-duration>
    <meta:editing-cycles>55</meta:editing-cycles>
    <meta:document-statistic meta:table-count="1" meta:cell-count="58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ion enregistrée automatiquement" VL:creator="" dc:date-time="2024-05-24T12:35:09"/>
</VL:version-list>
</file>